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944010090901" calcext:value-type="float">
            <text:p>2.21944</text:p>
          </table:table-cell>
          <table:table-cell office:value-type="float" office:value="2.41368495121341" calcext:value-type="float">
            <text:p>2.41368</text:p>
          </table:table-cell>
          <table:table-cell office:value-type="float" office:value="3.84693520140105" calcext:value-type="float">
            <text:p>3.8469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652114085564" calcext:value-type="float">
            <text:p>2.22652</text:p>
          </table:table-cell>
          <table:table-cell office:value-type="float" office:value="2.40876647068635" calcext:value-type="float">
            <text:p>2.40877</text:p>
          </table:table-cell>
          <table:table-cell office:value-type="float" office:value="3.84079309482112" calcext:value-type="float">
            <text:p>3.8407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018892994322" calcext:value-type="float">
            <text:p>2.30189</text:p>
          </table:table-cell>
          <table:table-cell office:value-type="float" office:value="2.39846891700067" calcext:value-type="float">
            <text:p>2.39847</text:p>
          </table:table-cell>
          <table:table-cell office:value-type="float" office:value="4.28357715430862" calcext:value-type="float">
            <text:p>4.28358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836391533066" calcext:value-type="float">
            <text:p>2.29836</text:p>
          </table:table-cell>
          <table:table-cell office:value-type="float" office:value="2.39673252755511" calcext:value-type="float">
            <text:p>2.39673</text:p>
          </table:table-cell>
          <table:table-cell office:value-type="float" office:value="4.27341933867736" calcext:value-type="float">
            <text:p>4.27342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516120286954" calcext:value-type="float">
            <text:p>2.37516</text:p>
          </table:table-cell>
          <table:table-cell office:value-type="float" office:value="2.43951242909576" calcext:value-type="float">
            <text:p>2.43951</text:p>
          </table:table-cell>
          <table:table-cell office:value-type="float" office:value="4.66591841841842" calcext:value-type="float">
            <text:p>4.6659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7081571154488" calcext:value-type="float">
            <text:p>2.37082</text:p>
          </table:table-cell>
          <table:table-cell office:value-type="float" office:value="2.42750271104438" calcext:value-type="float">
            <text:p>2.4275</text:p>
          </table:table-cell>
          <table:table-cell office:value-type="float" office:value="4.76236611611612" calcext:value-type="float">
            <text:p>4.7623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985881370092" calcext:value-type="float">
            <text:p>2.33986</text:p>
          </table:table-cell>
          <table:table-cell office:value-type="float" office:value="2.48060317460317" calcext:value-type="float">
            <text:p>2.4806</text:p>
          </table:table-cell>
          <table:table-cell office:value-type="float" office:value="4.85152506265664" calcext:value-type="float">
            <text:p>4.85153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694851712615" calcext:value-type="float">
            <text:p>2.33695</text:p>
          </table:table-cell>
          <table:table-cell office:value-type="float" office:value="2.48300501253133" calcext:value-type="float">
            <text:p>2.48301</text:p>
          </table:table-cell>
          <table:table-cell office:value-type="float" office:value="4.78108145363409" calcext:value-type="float">
            <text:p>4.78108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09841091091" calcext:value-type="float">
            <text:p>2.1931</text:p>
          </table:table-cell>
          <table:table-cell office:value-type="float" office:value="2.31600120954288" calcext:value-type="float">
            <text:p>2.316</text:p>
          </table:table-cell>
          <table:table-cell office:value-type="float" office:value="3.34947447447447" calcext:value-type="float">
            <text:p>3.3494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1261594928262" calcext:value-type="float">
            <text:p>2.31262</text:p>
          </table:table-cell>
          <table:table-cell office:value-type="float" office:value="2.38814366449783" calcext:value-type="float">
            <text:p>2.38814</text:p>
          </table:table-cell>
          <table:table-cell office:value-type="float" office:value="4.64787287287287" calcext:value-type="float">
            <text:p>4.6478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113404029029" calcext:value-type="float">
            <text:p>2.31134</text:p>
          </table:table-cell>
          <table:table-cell office:value-type="float" office:value="2.38246976142809" calcext:value-type="float">
            <text:p>2.38247</text:p>
          </table:table-cell>
          <table:table-cell office:value-type="float" office:value="4.61793293293293" calcext:value-type="float">
            <text:p>4.6179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416979479479" calcext:value-type="float">
            <text:p>2.19417</text:p>
          </table:table-cell>
          <table:table-cell office:value-type="float" office:value="2.30596262929596" calcext:value-type="float">
            <text:p>2.30596</text:p>
          </table:table-cell>
          <table:table-cell office:value-type="float" office:value="3.36176426426426" calcext:value-type="float">
            <text:p>3.3617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407459542876" calcext:value-type="float">
            <text:p>2.14407</text:p>
          </table:table-cell>
          <table:table-cell office:value-type="float" office:value="2.30575877961295" calcext:value-type="float">
            <text:p>2.30576</text:p>
          </table:table-cell>
          <table:table-cell office:value-type="float" office:value="3.26989489489489" calcext:value-type="float">
            <text:p>3.2698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337942108775" calcext:value-type="float">
            <text:p>2.14338</text:p>
          </table:table-cell>
          <table:table-cell office:value-type="float" office:value="2.29950471304638" calcext:value-type="float">
            <text:p>2.2995</text:p>
          </table:table-cell>
          <table:table-cell office:value-type="float" office:value="3.31311686686687" calcext:value-type="float">
            <text:p>3.3131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802437854521" calcext:value-type="float">
            <text:p>2.29802</text:p>
          </table:table-cell>
          <table:table-cell office:value-type="float" office:value="2.32003159409409" calcext:value-type="float">
            <text:p>2.32003</text:p>
          </table:table-cell>
          <table:table-cell office:value-type="float" office:value="3.68320445445445" calcext:value-type="float">
            <text:p>3.683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878552971576" calcext:value-type="float">
            <text:p>2.26879</text:p>
          </table:table-cell>
          <table:table-cell office:value-type="float" office:value="2.282819350671" calcext:value-type="float">
            <text:p>2.28282</text:p>
          </table:table-cell>
          <table:table-cell office:value-type="float" office:value="3.24968117029257" calcext:value-type="float">
            <text:p>3.2496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7327446444945" calcext:value-type="float">
            <text:p>2.27327</text:p>
          </table:table-cell>
          <table:table-cell office:value-type="float" office:value="2.28254959573227" calcext:value-type="float">
            <text:p>2.28255</text:p>
          </table:table-cell>
          <table:table-cell office:value-type="float" office:value="3.29307076769192" calcext:value-type="float">
            <text:p>3.2930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15555138472" calcext:value-type="float">
            <text:p>2.26816</text:p>
          </table:table-cell>
          <table:table-cell office:value-type="float" office:value="2.30717290206874" calcext:value-type="float">
            <text:p>2.30717</text:p>
          </table:table-cell>
          <table:table-cell office:value-type="float" office:value="3.76529154154154" calcext:value-type="float">
            <text:p>3.7652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511454682023" calcext:value-type="float">
            <text:p>2.26511</text:p>
          </table:table-cell>
          <table:table-cell office:value-type="float" office:value="2.34181730929728" calcext:value-type="float">
            <text:p>2.34182</text:p>
          </table:table-cell>
          <table:table-cell office:value-type="float" office:value="4.51307586379569" calcext:value-type="float">
            <text:p>4.5130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37998664664" calcext:value-type="float">
            <text:p>2.26138</text:p>
          </table:table-cell>
          <table:table-cell office:value-type="float" office:value="2.3751045317977" calcext:value-type="float">
            <text:p>2.3751</text:p>
          </table:table-cell>
          <table:table-cell office:value-type="float" office:value="4.51498622934402" calcext:value-type="float">
            <text:p>4.5149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80375604469" calcext:value-type="float">
            <text:p>2.1648</text:p>
          </table:table-cell>
          <table:table-cell office:value-type="float" office:value="2.25298096965149" calcext:value-type="float">
            <text:p>2.25298</text:p>
          </table:table-cell>
          <table:table-cell office:value-type="float" office:value="3.08592171085543" calcext:value-type="float">
            <text:p>3.085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46867966992" calcext:value-type="float">
            <text:p>2.25347</text:p>
          </table:table-cell>
          <table:table-cell office:value-type="float" office:value="2.25171511627907" calcext:value-type="float">
            <text:p>2.25172</text:p>
          </table:table-cell>
          <table:table-cell office:value-type="float" office:value="3.62774443610903" calcext:value-type="float">
            <text:p>3.6277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081432272082" calcext:value-type="float">
            <text:p>2.25081</text:p>
          </table:table-cell>
          <table:table-cell office:value-type="float" office:value="2.25209064510738" calcext:value-type="float">
            <text:p>2.25209</text:p>
          </table:table-cell>
          <table:table-cell office:value-type="float" office:value="3.47539232890449" calcext:value-type="float">
            <text:p>3.47539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7095568617642" calcext:value-type="float">
            <text:p>2.17096</text:p>
          </table:table-cell>
          <table:table-cell office:value-type="float" office:value="2.25010797065199" calcext:value-type="float">
            <text:p>2.25011</text:p>
          </table:table-cell>
          <table:table-cell office:value-type="float" office:value="3.10047023511756" calcext:value-type="float">
            <text:p>3.1004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915353181553" calcext:value-type="float">
            <text:p>2.24915</text:p>
          </table:table-cell>
          <table:table-cell office:value-type="float" office:value="2.55349063881244" calcext:value-type="float">
            <text:p>2.55349</text:p>
          </table:table-cell>
          <table:table-cell office:value-type="float" office:value="3.78809482111584" calcext:value-type="float">
            <text:p>3.7880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796482778751" calcext:value-type="float">
            <text:p>2.23796</text:p>
          </table:table-cell>
          <table:table-cell office:value-type="float" office:value="2.56612448920023" calcext:value-type="float">
            <text:p>2.56612</text:p>
          </table:table-cell>
          <table:table-cell office:value-type="float" office:value="3.78813985489117" calcext:value-type="float">
            <text:p>3.7881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61337427927" calcext:value-type="float">
            <text:p>2.23361</text:p>
          </table:table-cell>
          <table:table-cell office:value-type="float" office:value="2.24510810980196" calcext:value-type="float">
            <text:p>2.24511</text:p>
          </table:table-cell>
          <table:table-cell office:value-type="float" office:value="3.53218475808473" calcext:value-type="float">
            <text:p>3.53218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18342085521" calcext:value-type="float">
            <text:p>2.25618</text:p>
          </table:table-cell>
          <table:table-cell office:value-type="float" office:value="2.2279758481287" calcext:value-type="float">
            <text:p>2.22798</text:p>
          </table:table-cell>
          <table:table-cell office:value-type="float" office:value="3.62507001750438" calcext:value-type="float">
            <text:p>3.6250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73398398398" calcext:value-type="float">
            <text:p>2.21273</text:p>
          </table:table-cell>
          <table:table-cell office:value-type="float" office:value="2.34552948782115" calcext:value-type="float">
            <text:p>2.34553</text:p>
          </table:table-cell>
          <table:table-cell office:value-type="float" office:value="3.58384134134134" calcext:value-type="float">
            <text:p>3.5838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83322914062" calcext:value-type="float">
            <text:p>2.20583</text:p>
          </table:table-cell>
          <table:table-cell office:value-type="float" office:value="2.16459708677169" calcext:value-type="float">
            <text:p>2.1646</text:p>
          </table:table-cell>
          <table:table-cell office:value-type="float" office:value="2.99715553888472" calcext:value-type="float">
            <text:p>2.9971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59598232892" calcext:value-type="float">
            <text:p>2.2056</text:p>
          </table:table-cell>
          <table:table-cell office:value-type="float" office:value="2.1623568392098" calcext:value-type="float">
            <text:p>2.16236</text:p>
          </table:table-cell>
          <table:table-cell office:value-type="float" office:value="3.02754938734684" calcext:value-type="float">
            <text:p>3.0275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01979661582" calcext:value-type="float">
            <text:p>2.20502</text:p>
          </table:table-cell>
          <table:table-cell office:value-type="float" office:value="2.29145182128866" calcext:value-type="float">
            <text:p>2.29145</text:p>
          </table:table-cell>
          <table:table-cell office:value-type="float" office:value="4.01320330082521" calcext:value-type="float">
            <text:p>4.01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689276485788" calcext:value-type="float">
            <text:p>2.19689</text:p>
          </table:table-cell>
          <table:table-cell office:value-type="float" office:value="2.30255147120113" calcext:value-type="float">
            <text:p>2.30255</text:p>
          </table:table-cell>
          <table:table-cell office:value-type="float" office:value="4.02847711927982" calcext:value-type="float">
            <text:p>4.0284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47304902451" calcext:value-type="float">
            <text:p>2.19547</text:p>
          </table:table-cell>
          <table:table-cell office:value-type="float" office:value="2.16056246873437" calcext:value-type="float">
            <text:p>2.16056</text:p>
          </table:table-cell>
          <table:table-cell office:value-type="float" office:value="2.90105802901451" calcext:value-type="float">
            <text:p>2.9010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091278778779" calcext:value-type="float">
            <text:p>2.19091</text:p>
          </table:table-cell>
          <table:table-cell office:value-type="float" office:value="2.33078265765766" calcext:value-type="float">
            <text:p>2.33078</text:p>
          </table:table-cell>
          <table:table-cell office:value-type="float" office:value="3.5902977977978" calcext:value-type="float">
            <text:p>3.590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.18834688177422" calcext:value-type="float">
            <text:p>2.18835</text:p>
          </table:table-cell>
          <table:table-cell office:value-type="float" office:value="2.17612452059363" calcext:value-type="float">
            <text:p>2.17612</text:p>
          </table:table-cell>
          <table:table-cell office:value-type="float" office:value="2.9398224112056" calcext:value-type="float">
            <text:p>2.9398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758712689678" calcext:value-type="float">
            <text:p>2.18759</text:p>
          </table:table-cell>
          <table:table-cell office:value-type="float" office:value="2.2182982116058" calcext:value-type="float">
            <text:p>2.2183</text:p>
          </table:table-cell>
          <table:table-cell office:value-type="float" office:value="2.89415582791396" calcext:value-type="float">
            <text:p>2.8941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458510549579" calcext:value-type="float">
            <text:p>2.18459</text:p>
          </table:table-cell>
          <table:table-cell office:value-type="float" office:value="2.27884444583438" calcext:value-type="float">
            <text:p>2.27884</text:p>
          </table:table-cell>
          <table:table-cell office:value-type="float" office:value="3.17258443832875" calcext:value-type="float">
            <text:p>3.1725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97396877088" calcext:value-type="float">
            <text:p>2.18297</text:p>
          </table:table-cell>
          <table:table-cell office:value-type="float" office:value="2.33185308116232" calcext:value-type="float">
            <text:p>2.33185</text:p>
          </table:table-cell>
          <table:table-cell office:value-type="float" office:value="3.65151177354709" calcext:value-type="float">
            <text:p>3.6515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600440464262" calcext:value-type="float">
            <text:p>2.176</text:p>
          </table:table-cell>
          <table:table-cell office:value-type="float" office:value="2.31917292919172" calcext:value-type="float">
            <text:p>2.31917</text:p>
          </table:table-cell>
          <table:table-cell office:value-type="float" office:value="3.50732840681363" calcext:value-type="float">
            <text:p>3.50733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581905536101" calcext:value-type="float">
            <text:p>2.17582</text:p>
          </table:table-cell>
          <table:table-cell office:value-type="float" office:value="2.22053422544606" calcext:value-type="float">
            <text:p>2.22053</text:p>
          </table:table-cell>
          <table:table-cell office:value-type="float" office:value="2.88567283641821" calcext:value-type="float">
            <text:p>2.8856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469121463251" calcext:value-type="float">
            <text:p>2.17469</text:p>
          </table:table-cell>
          <table:table-cell office:value-type="float" office:value="2.3648026536079" calcext:value-type="float">
            <text:p>2.3648</text:p>
          </table:table-cell>
          <table:table-cell office:value-type="float" office:value="3.31479281767956" calcext:value-type="float">
            <text:p>3.31479</text:p>
          </table:table-cell>
          <table:table-cell office:value-type="float" office:value="9556800" calcext:value-type="float">
            <text:p>9556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877387207072" calcext:value-type="float">
            <text:p>2.16877</text:p>
          </table:table-cell>
          <table:table-cell office:value-type="float" office:value="2.17326067467267" calcext:value-type="float">
            <text:p>2.17326</text:p>
          </table:table-cell>
          <table:table-cell office:value-type="float" office:value="3.07039779834876" calcext:value-type="float">
            <text:p>3.070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855756400634" calcext:value-type="float">
            <text:p>2.16856</text:p>
          </table:table-cell>
          <table:table-cell office:value-type="float" office:value="2.26460866483196" calcext:value-type="float">
            <text:p>2.26461</text:p>
          </table:table-cell>
          <table:table-cell office:value-type="float" office:value="3.17451588691519" calcext:value-type="float">
            <text:p>3.1745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493013847181" calcext:value-type="float">
            <text:p>2.16493</text:p>
          </table:table-cell>
          <table:table-cell office:value-type="float" office:value="2.15716758425092" calcext:value-type="float">
            <text:p>2.15717</text:p>
          </table:table-cell>
          <table:table-cell office:value-type="float" office:value="2.87349349349349" calcext:value-type="float">
            <text:p>2.8734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342991377867" calcext:value-type="float">
            <text:p>2.16343</text:p>
          </table:table-cell>
          <table:table-cell office:value-type="float" office:value="2.3833223463921" calcext:value-type="float">
            <text:p>2.38332</text:p>
          </table:table-cell>
          <table:table-cell office:value-type="float" office:value="3.33477523857358" calcext:value-type="float">
            <text:p>3.33478</text:p>
          </table:table-cell>
          <table:table-cell office:value-type="float" office:value="9556800" calcext:value-type="float">
            <text:p>9556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133331247915" calcext:value-type="float">
            <text:p>2.16133</text:p>
          </table:table-cell>
          <table:table-cell office:value-type="float" office:value="2.16883779612946" calcext:value-type="float">
            <text:p>2.16884</text:p>
          </table:table-cell>
          <table:table-cell office:value-type="float" office:value="2.86014389389389" calcext:value-type="float">
            <text:p>2.8601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513312067384" calcext:value-type="float">
            <text:p>2.25513</text:p>
          </table:table-cell>
          <table:table-cell office:value-type="float" office:value="2.16127908431323" calcext:value-type="float">
            <text:p>2.16128</text:p>
          </table:table-cell>
          <table:table-cell office:value-type="float" office:value="2.56663997998499" calcext:value-type="float">
            <text:p>2.5666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60336919356" calcext:value-type="float">
            <text:p>2.2506</text:p>
          </table:table-cell>
          <table:table-cell office:value-type="float" office:value="2.15966620798933" calcext:value-type="float">
            <text:p>2.15967</text:p>
          </table:table-cell>
          <table:table-cell office:value-type="float" office:value="2.55978233675256" calcext:value-type="float">
            <text:p>2.5597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783577266283" calcext:value-type="float">
            <text:p>2.14784</text:p>
          </table:table-cell>
          <table:table-cell office:value-type="float" office:value="2.20323659411225" calcext:value-type="float">
            <text:p>2.20324</text:p>
          </table:table-cell>
          <table:table-cell office:value-type="float" office:value="3.07165624218164" calcext:value-type="float">
            <text:p>3.0716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470117529382" calcext:value-type="float">
            <text:p>2.1347</text:p>
          </table:table-cell>
          <table:table-cell office:value-type="float" office:value="2.08744217304326" calcext:value-type="float">
            <text:p>2.08744</text:p>
          </table:table-cell>
          <table:table-cell office:value-type="float" office:value="2.50782070517629" calcext:value-type="float">
            <text:p>2.5078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3195352283162" calcext:value-type="float">
            <text:p>2.13195</text:p>
          </table:table-cell>
          <table:table-cell office:value-type="float" office:value="2.10660990065949" calcext:value-type="float">
            <text:p>2.10661</text:p>
          </table:table-cell>
          <table:table-cell office:value-type="float" office:value="2.75893438517405" calcext:value-type="float">
            <text:p>2.7589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431776442107" calcext:value-type="float">
            <text:p>2.12432</text:p>
          </table:table-cell>
          <table:table-cell office:value-type="float" office:value="2.11639796727607" calcext:value-type="float">
            <text:p>2.1164</text:p>
          </table:table-cell>
          <table:table-cell office:value-type="float" office:value="2.82462809917355" calcext:value-type="float">
            <text:p>2.82463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080228390431" calcext:value-type="float">
            <text:p>2.1208</text:p>
          </table:table-cell>
          <table:table-cell office:value-type="float" office:value="2.12073799699925" calcext:value-type="float">
            <text:p>2.12074</text:p>
          </table:table-cell>
          <table:table-cell office:value-type="float" office:value="2.46824706176544" calcext:value-type="float">
            <text:p>2.4682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651711272303" calcext:value-type="float">
            <text:p>2.09652</text:p>
          </table:table-cell>
          <table:table-cell office:value-type="float" office:value="2.11398324162081" calcext:value-type="float">
            <text:p>2.11398</text:p>
          </table:table-cell>
          <table:table-cell office:value-type="float" office:value="2.44701225612806" calcext:value-type="float">
            <text:p>2.4470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282453726863" calcext:value-type="float">
            <text:p>2.11282</text:p>
          </table:table-cell>
          <table:table-cell office:value-type="float" office:value="2.1033426088044" calcext:value-type="float">
            <text:p>2.10334</text:p>
          </table:table-cell>
          <table:table-cell office:value-type="float" office:value="2.41152576288144" calcext:value-type="float">
            <text:p>2.4115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09775543024227" calcext:value-type="float">
            <text:p>2.09776</text:p>
          </table:table-cell>
          <table:table-cell office:value-type="float" office:value="2.21860766499582" calcext:value-type="float">
            <text:p>2.21861</text:p>
          </table:table-cell>
          <table:table-cell office:value-type="float" office:value="2.51603258145363" calcext:value-type="float">
            <text:p>2.51603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9407487468672" calcext:value-type="float">
            <text:p>2.09407</text:p>
          </table:table-cell>
          <table:table-cell office:value-type="float" office:value="2.22125835421888" calcext:value-type="float">
            <text:p>2.22126</text:p>
          </table:table-cell>
          <table:table-cell office:value-type="float" office:value="2.56187218045113" calcext:value-type="float">
            <text:p>2.56187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895734102114" calcext:value-type="float">
            <text:p>2.19896</text:p>
          </table:table-cell>
          <table:table-cell office:value-type="float" office:value="2.00659793599064" calcext:value-type="float">
            <text:p>2.0066</text:p>
          </table:table-cell>
          <table:table-cell office:value-type="float" office:value="3.01917147154675" calcext:value-type="float">
            <text:p>3.01917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83884850004" calcext:value-type="float">
            <text:p>2.18784</text:p>
          </table:table-cell>
          <table:table-cell office:value-type="float" office:value="2.0041787833208" calcext:value-type="float">
            <text:p>2.00418</text:p>
          </table:table-cell>
          <table:table-cell office:value-type="float" office:value="3.00607044372023" calcext:value-type="float">
            <text:p>3.00607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0" calcext:value-type="float">
            <text:p>0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5" calcext:value-type="float">
            <text:p>5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5" calcext:value-type="float">
            <text:p>5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11:26.736670196</dc:date>
    <meta:document-statistic meta:table-count="1" meta:cell-count="4638" meta:object-count="0"/>
    <meta:generator>LibreOffice/4.2.8.2$Linux_X86_64 LibreOffice_project/420m0$Build-2</meta:generator>
  </office:meta>
</office:document-meta>
</file>